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Sans Narrow" svg:font-family="Liberation Sans Narrow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/>
    </style:style>
    <style:style style:name="T2" style:parent-style-name="Policepardéfaut" style:family="text">
      <style:text-properties fo:color="#000000"/>
    </style:style>
    <style:style style:name="T3" style:parent-style-name="Policepardéfaut" style:family="text">
      <style:text-properties fo:color="#FF0000"/>
    </style:style>
    <style:style style:name="P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style:font-name="Liberation Sans Narrow"/>
    </style:style>
    <style:style style:name="T7" style:parent-style-name="Policepardéfaut" style:family="text">
      <style:text-properties fo:color="#000000"/>
    </style:style>
    <style:style style:name="P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Présentation site</text:p>
      <text:p text:style-name="Standard"/>
      <text:p text:style-name="Standard">Anne-Claire Onfray,</text:p>
      <text:p text:style-name="Standard">Naturopathe, réflexologue plantaire et praticienne en modelages bien être,</text:p>
      <text:p text:style-name="Standard"><text:span text:style-name="T2">je me déplace</text:span><text:span text:style-name="T3"><text:s/></text:span>à domicile dans les secteurs de Vannes (56) et Lamballe (22) ainsi qu’en visio.</text:p>
      <text:p text:style-name="Standard"/>
      <text:p text:style-name="Standard">De nature empathique et joviale, j’ai toujours su qu’accompagner était une volonté.</text:p>
      <text:p text:style-name="Standard">Suite à ce souhait, j’ai exercé en tant qu’infirmière pendant 8 ans avant de me diriger vers la naturopathie.</text:p>
      <text:p text:style-name="Standard">Ayant des problèmes cutanés, je me suis intéressée à d’autres approches complémentaires à la médecine conventionnelle dont celle-ci.</text:p>
      <text:p text:style-name="Standard">L’utilisation des plantes par le biais des tisanes, des huiles végétales ou des huiles essentielles m’ont familiarisée avec ce domaine.</text:p>
      <text:p text:style-name="Standard">Petit à petit, l’évidence de se<text:s/>réorienter<text:s/>vers la naturopathie s’est fait sentir.</text:p>
      <text:p text:style-name="Standard">En 2023, j’ai été certifiée naturopathe à l’Institut Hildegardien</text:p>
      <text:p text:style-name="Standard"/>
      <text:p text:style-name="P4">Ma formation</text:p>
      <text:p text:style-name="Standard"/>
      <text:p text:style-name="Standard">2023 Certificat de naturopathe à l’Institut Hildegardien</text:p>
      <text:p text:style-name="Standard"><text:s/><text:s text:c="8"/>Certificat de phyto-aromatologue à l’Institut Hildegardien</text:p>
      <text:p text:style-name="Standard">2022 Modelage à l’institut Hildegardien</text:p>
      <text:p text:style-name="Standard"><text:s text:c="9"/>Certificat de réflexologie plantaire à l’Institut Hildegardien</text:p>
      <text:p text:style-name="Standard"/>
      <text:p text:style-name="Standard"/>
      <text:p text:style-name="Standard"/>
      <text:p text:style-name="P5">Qu’est-ce que la naturopathie ?</text:p>
      <text:p text:style-name="Standard"/>
      <text:p text:style-name="Standard">L’Organisation Mondiale de la Santé<text:s/>(OMS) définit cette discipline ainsi :<text:span text:style-name="T6"><text:s/></text:span><text:span text:style-name="T7">« </text:span>La Naturopathie est un ensemble de méthodes de soins visant à renforcer les défenses de l'organisme par des moyens considérés comme naturels et biologiques ».</text:p>
      <text:p text:style-name="Standard">Il s’agit d’une approche holistique de l’être humain, elle le prends en considération dans son intégrité, sous l’aspect biologique, physiologique, psychologique ou émotionnel.</text:p>
      <text:p text:style-name="Standard">La naturopathie vise à prévenir et soulager les dysfonctionnements du corps humain mais aussi apporter du bien-être à la personne.</text:p>
      <text:p text:style-name="Standard">Elle<text:s/>s’adresse du bébé à la personne âgée, aussi bien du grand sportif à l’adolescent en période d’épreuves et d’examens.</text:p>
      <text:p text:style-name="Standard">La naturopathie aide à accompagner<text:s/>tous<text:s/>les maux du quotidien, qu’ils soient chroniques ou passagers.</text:p>
      <text:p text:style-name="Standard">Elle se base sur la vitalité de la personne, qui correspond à sa capacité à retrouver son énergie.</text:p>
      <text:p text:style-name="Standard">Elle s’articule sur 3 piliers : l’alimentation, les conseils naturels ainsi que des conseils sur l’hygiène de vie.</text:p>
      <text:p text:style-name="Standard">Ces conseils sont adaptables à chacun.e, car chaque être humain est unique.</text:p>
      <text:p text:style-name="Standard"/>
      <text:p text:style-name="P8">Comment se passe une séance de naturopathie ?</text:p>
      <text:p text:style-name="Standard"/>
      <text:p text:style-name="Standard">Le premier rendez-vous en naturopathie se déroule en 1h30.</text:p>
      <text:p text:style-name="Standard">Dans un premier temps, je pose des questions autour du corps et de son fonctionnement, ainsi que le cadre et le rythme de vie de la personne, cela<text:s/>permet d’évaluer la vitalité de la personne, et de proposer les solutions les plus adaptées.</text:p>
      <text:p text:style-name="Standard">Ensuite, je propose une feuille de conseil en 3 parties :</text:p>
      <text:p text:style-name="Standard"/>
      <text:p text:style-name="Standard">1) l’alimentation afin d’optimiser la vitalité et éviter la récurrence des dysfonctionnements.</text:p>
      <text:soft-page-break/>
      <text:p text:style-name="Standard">2) les conseils naturels tels que des gélules ou des solutions buvables... Ils s’adaptent à chaque besoin et au rythme de vie.</text:p>
      <text:p text:style-name="Standard">3) les conseils par rapport à l’hygiène de vie où il est proposé des exercices simples de relaxation, des propositions d’activités qui permettent de contribuer au bien-être de la personne...</text:p>
      <text:p text:style-name="Standard">Par la suite, je propose un rendez-vous de suivi</text:p>
      <text:p text:style-name="Standard"/>
      <text:p text:style-name="P9">Qu’est-ce que la réflexologie plantaire ?</text:p>
      <text:p text:style-name="P10"/>
      <text:p text:style-name="P11">Il s'agit d'une technique de massage des pieds basée sur la circulation de l'énergie dans le corps.</text:p>
      <text:p text:style-name="P12">Le principe étant que la carte du corps se retrouve sur<text:s/>le pied. Il s'agit alors de stimuler ou de détendre les zones en harmonisant l'énergie par des mouvements spécifiques.</text:p>
      <text:p text:style-name="P13">L'origine de la réflexologie plantaire est multiculturelle et très ancienne : elle serait pratiquée depuis plus de 5000 ans en Égypte, en<text:s/>Grèce, en Amérique ou encore en Asie (elle fait partie de la médecine chinoise traditionnelle).</text:p>
      <text:p text:style-name="P14">En France, c'est en 1990 que les premiers réflexologues se sont formés. <text:s/></text:p>
      <text:p text:style-name="P15">Elle permet une relaxation mentale, mais aussi physique.</text:p>
      <text:p text:style-name="P16">Cette technique ne peut pas<text:s/>être pratiquée avant 4 ans et sur les femmes enceintes de moins de 3 mois. Il faut aussi respecter les contre-indications spécifiques à la personne.</text:p>
      <text:p text:style-name="Standard"/>
      <text:p text:style-name="Standard"/>
      <text:p text:style-name="P17">Tarifs</text:p>
      <text:p text:style-name="Standard"/>
      <text:p text:style-name="Standard">Premier rdv de naturopathie (1h30) : 60€</text:p>
      <text:p text:style-name="Standard">Rdv de suivi en naturopathie (1) : 50€</text:p>
      <text:p text:style-name="Standard">Réflexologie plantaire (1h15) : 50€</text:p>
      <text:p text:style-name="Standard">Modelage bien-être (1h) : 50€</text:p>
      <text:p text:style-name="Standard">Modelage aux pierres chaudes (1h30) : 60€</text:p>
      <text:p text:style-name="Standard">Ainsi qu’un forfait déplacement de 10€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Sans Narrow" svg:font-family="Liberation Sans Narrow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nne-Claire Onfray</meta:initial-creator>
    <dc:creator>Anne-Claire Onfray</dc:creator>
    <meta:creation-date>2023-06-26T14:16:00Z</meta:creation-date>
    <dc:date>2023-06-26T14:16:00Z</dc:date>
    <meta:template xlink:href="Normal" xlink:type="simple"/>
    <meta:editing-cycles>2</meta:editing-cycles>
    <meta:editing-duration>PT0S</meta:editing-duration>
    <meta:document-statistic meta:page-count="2" meta:paragraph-count="8" meta:word-count="635" meta:character-count="4124" meta:row-count="29" meta:non-whitespace-character-count="3497"/>
  </office:meta>
</office:document-meta>
</file>